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 mono" svg:font-family="'Liberatio mono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26pt" officeooo:rsid="0019a9ea" officeooo:paragraph-rsid="0025cb00" style:font-size-asian="26pt" style:font-size-complex="26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ans" fo:font-size="11pt" fo:font-weight="normal" officeooo:rsid="001c43be" officeooo:paragraph-rsid="001c43be" style:font-size-asian="9.60000038146973pt" style:font-weight-asian="normal" style:font-size-complex="11pt" style:font-weight-complex="normal"/>
    </style:style>
    <style:style style:name="P3" style:family="paragraph" style:parent-style-name="Preformatted_20_Text">
      <style:text-properties style:font-name="Nimbus Roman" fo:font-size="48pt" fo:font-weight="bold" style:font-size-asian="48pt" style:font-weight-asian="bold" style:font-size-complex="48pt" style:font-weight-complex="bold"/>
    </style:style>
    <style:style style:name="P4" style:family="paragraph" style:parent-style-name="Preformatted_20_Text">
      <style:text-properties style:font-name="Nimbus Roman" fo:font-size="54pt" fo:font-weight="bold" style:font-size-asian="54pt" style:font-weight-asian="bold" style:font-size-complex="54pt" style:font-weight-complex="bold"/>
    </style:style>
    <style:style style:name="P5" style:family="paragraph" style:parent-style-name="Preformatted_20_Text">
      <style:paragraph-properties fo:text-align="end" style:justify-single-word="false"/>
      <style:text-properties fo:font-size="20pt" style:font-size-asian="20pt" style:font-size-complex="20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paragraph-rsid="0019dd5d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176c6b" officeooo:paragraph-rsid="0019dd5d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19a9ea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19a9ea" officeooo:paragraph-rsid="0019dd5d" style:font-size-asian="10.5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520444" officeooo:paragraph-rsid="00520c10" style:font-size-asian="10.5pt" style:font-size-complex="12pt"/>
    </style:style>
    <style:style style:name="P11" style:family="paragraph" style:parent-style-name="Preformatted_20_Text">
      <style:paragraph-properties fo:text-align="end" style:justify-single-word="false"/>
      <style:text-properties fo:font-size="24pt" style:font-size-asian="24pt" style:font-size-complex="24pt"/>
    </style:style>
    <style:style style:name="P12" style:family="paragraph" style:parent-style-name="Preformatted_20_Text">
      <style:paragraph-properties fo:text-align="end" style:justify-single-word="false"/>
      <style:text-properties fo:font-size="24pt" officeooo:rsid="009aacc5" officeooo:paragraph-rsid="009aacc5" style:font-size-asian="24pt" style:font-size-complex="24pt"/>
    </style:style>
    <style:style style:name="P13" style:family="paragraph" style:parent-style-name="Preformatted_20_Text">
      <style:paragraph-properties fo:text-align="start" style:justify-single-word="false"/>
      <style:text-properties fo:font-size="11pt" officeooo:rsid="001a74ae" officeooo:paragraph-rsid="001a74ae" style:font-size-asian="9.60000038146973pt" style:font-size-complex="11pt"/>
    </style:style>
    <style:style style:name="P14" style:family="paragraph" style:parent-style-name="Preformatted_20_Text">
      <style:paragraph-properties fo:text-align="start" style:justify-single-word="false"/>
      <style:text-properties fo:font-size="11pt" officeooo:rsid="00269e06" officeooo:paragraph-rsid="00269e06" style:font-size-asian="11pt" style:font-size-complex="11pt"/>
    </style:style>
    <style:style style:name="P15" style:family="paragraph" style:parent-style-name="Preformatted_20_Text">
      <style:paragraph-properties fo:text-align="start" style:justify-single-word="false"/>
      <style:text-properties fo:font-size="11pt" officeooo:rsid="001a74ae" officeooo:paragraph-rsid="0025cb00" style:font-size-asian="11pt" style:font-size-complex="11pt"/>
    </style:style>
    <style:style style:name="P16" style:family="paragraph" style:parent-style-name="Preformatted_20_Text">
      <style:paragraph-properties fo:text-align="start" style:justify-single-word="false"/>
      <style:text-properties style:font-name="URW Gothic" fo:font-size="11pt" fo:font-weight="normal" officeooo:rsid="001f9da4" officeooo:paragraph-rsid="001f9da4" style:font-size-asian="9.60000038146973pt" style:font-weight-asian="normal" style:font-size-complex="11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URW Gothic" fo:font-size="11pt" fo:font-weight="normal" officeooo:rsid="001f9da4" officeooo:paragraph-rsid="0042777e" style:font-size-asian="9.60000038146973pt" style:font-weight-asian="normal" style:font-size-complex="11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URW Gothic" fo:font-size="11pt" fo:font-weight="normal" officeooo:rsid="001c43be" officeooo:paragraph-rsid="001c43be" style:font-size-asian="9.60000038146973pt" style:font-weight-asian="normal" style:font-size-complex="11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URW Gothic" fo:font-size="11pt" fo:font-weight="normal" officeooo:rsid="005610ca" officeooo:paragraph-rsid="005610ca" style:font-size-asian="9.60000038146973pt" style:font-weight-asian="normal" style:font-size-complex="11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URW Gothic" fo:font-size="11pt" fo:font-weight="normal" officeooo:rsid="005663ae" officeooo:paragraph-rsid="005663ae" style:font-size-asian="9.60000038146973pt" style:font-weight-asian="normal" style:font-size-complex="11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font-name="URW Gothic" fo:font-size="11pt" fo:font-weight="normal" officeooo:rsid="001f9da4" officeooo:paragraph-rsid="0067d348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font-name="URW Gothic" fo:font-size="11pt" officeooo:rsid="001a74ae" officeooo:paragraph-rsid="001a74ae" style:font-size-asian="11pt" style:font-size-complex="11pt"/>
    </style:style>
    <style:style style:name="P23" style:family="paragraph" style:parent-style-name="Preformatted_20_Text">
      <style:paragraph-properties fo:text-align="start" style:justify-single-word="false"/>
      <style:text-properties style:font-name="URW Gothic" fo:font-size="14pt" officeooo:rsid="001a74ae" officeooo:paragraph-rsid="001a74ae" style:font-size-asian="14pt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style:font-name="URW Gothic" fo:font-size="14pt" officeooo:rsid="001a74ae" officeooo:paragraph-rsid="001aa38c" style:font-size-asian="14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style:font-name="URW Gothic" fo:font-size="14pt" officeooo:rsid="001a74ae" officeooo:paragraph-rsid="0079a8f3" style:font-size-asian="14pt" style:font-size-complex="14pt"/>
    </style:style>
    <style:style style:name="P26" style:family="paragraph" style:parent-style-name="Preformatted_20_Text">
      <style:paragraph-properties fo:text-align="start" style:justify-single-word="false"/>
      <style:text-properties style:font-name="URW Gothic" fo:font-size="14pt" officeooo:rsid="00269e06" officeooo:paragraph-rsid="00269e06" style:font-size-asian="14pt" style:font-size-complex="14pt"/>
    </style:style>
    <style:style style:name="P27" style:family="paragraph" style:parent-style-name="Preformatted_20_Text">
      <style:paragraph-properties fo:text-align="start" style:justify-single-word="false"/>
      <style:text-properties style:font-name="URW Gothic" fo:font-size="14pt" fo:font-weight="normal" officeooo:rsid="001a74ae" officeooo:paragraph-rsid="00299564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URW Gothic" fo:font-size="14pt" fo:font-weight="normal" officeooo:rsid="001c43be" officeooo:paragraph-rsid="001c43be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font-name="URW Gothic" fo:font-size="14pt" fo:font-weight="normal" officeooo:rsid="001f9da4" officeooo:paragraph-rsid="005e41f1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URW Gothic" fo:font-size="10pt" fo:font-weight="bold" officeooo:rsid="001a74ae" officeooo:paragraph-rsid="001aa38c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URW Gothic" fo:font-size="10pt" fo:font-weight="bold" officeooo:rsid="001a74ae" officeooo:paragraph-rsid="00299564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style:font-name="URW Gothic" fo:font-size="10pt" fo:font-weight="bold" officeooo:rsid="001a74ae" officeooo:paragraph-rsid="007d5a46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style:font-name="URW Gothic" fo:font-size="20pt" fo:font-weight="normal" officeooo:rsid="001f9da4" officeooo:paragraph-rsid="0042777e" style:font-size-asian="20pt" style:font-weight-asian="normal" style:font-size-complex="20pt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URW Gothic" fo:font-size="20pt" fo:font-weight="normal" officeooo:rsid="001f9da4" officeooo:paragraph-rsid="005e41f1" style:font-size-asian="20pt" style:font-weight-asian="normal" style:font-size-complex="20pt" style:font-weight-complex="normal"/>
    </style:style>
    <style:style style:name="P35" style:family="paragraph" style:parent-style-name="Preformatted_20_Text">
      <style:paragraph-properties fo:text-align="center" style:justify-single-word="false"/>
      <style:text-properties style:font-name="URW Gothic" fo:font-size="20pt" fo:font-weight="normal" officeooo:rsid="001f9da4" officeooo:paragraph-rsid="0067d348" style:font-size-asian="20pt" style:font-weight-asian="normal" style:font-size-complex="20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URW Gothic" fo:font-size="20pt" fo:font-weight="normal" officeooo:rsid="001f9da4" officeooo:paragraph-rsid="006c9e7e" style:font-size-asian="20pt" style:font-weight-asian="normal" style:font-size-complex="2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Liberation Mono" fo:font-size="14pt" fo:font-weight="normal" officeooo:rsid="002b2559" officeooo:paragraph-rsid="002b2559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Liberation Mono" fo:font-size="11pt" officeooo:rsid="001a74ae" officeooo:paragraph-rsid="001a74ae" style:font-size-asian="11pt" style:font-size-complex="11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Mono" fo:font-size="11pt" officeooo:rsid="001a74ae" officeooo:paragraph-rsid="00299564" style:font-size-asian="11pt" style:font-size-complex="11pt"/>
    </style:style>
    <style:style style:name="P40" style:family="paragraph" style:parent-style-name="Preformatted_20_Text">
      <style:paragraph-properties fo:text-align="start" style:justify-single-word="false"/>
      <style:text-properties style:font-name="Liberation Mono" fo:font-size="11pt" officeooo:rsid="001a74ae" officeooo:paragraph-rsid="00645717" style:font-size-asian="11pt" style:font-size-complex="11pt"/>
    </style:style>
    <style:style style:name="P41" style:family="paragraph" style:parent-style-name="Preformatted_20_Text">
      <style:paragraph-properties fo:text-align="start" style:justify-single-word="false"/>
      <style:text-properties style:font-name="Liberation Mono" fo:font-size="11pt" officeooo:rsid="001a74ae" officeooo:paragraph-rsid="006582cd" style:font-size-asian="11pt" style:font-size-complex="11pt"/>
    </style:style>
    <style:style style:name="P42" style:family="paragraph" style:parent-style-name="Preformatted_20_Text">
      <style:paragraph-properties fo:text-align="start" style:justify-single-word="false"/>
      <style:text-properties style:font-name="Liberation Mono" fo:font-size="11pt" officeooo:rsid="001a74ae" officeooo:paragraph-rsid="00671765" style:font-size-asian="11pt" style:font-size-complex="11pt"/>
    </style:style>
    <style:style style:name="P43" style:family="paragraph" style:parent-style-name="Preformatted_20_Text">
      <style:paragraph-properties fo:text-align="start" style:justify-single-word="false"/>
      <style:text-properties style:font-name="Liberation Mono" fo:font-size="11pt" officeooo:rsid="001a74ae" officeooo:paragraph-rsid="006770b6" style:font-size-asian="11pt" style:font-size-complex="11pt"/>
    </style:style>
    <style:style style:name="P44" style:family="paragraph" style:parent-style-name="Preformatted_20_Text">
      <style:paragraph-properties fo:text-align="start" style:justify-single-word="false"/>
      <style:text-properties style:font-name="Liberation Mono" fo:font-size="11pt" officeooo:rsid="002b2559" officeooo:paragraph-rsid="002b2559" style:font-size-asian="11pt" style:font-size-complex="11pt"/>
    </style:style>
    <style:style style:name="P45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1c43be" officeooo:paragraph-rsid="001c43be" style:font-size-asian="9.60000038146973pt" style:font-weight-asian="normal" style:font-size-complex="11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1e0285" officeooo:paragraph-rsid="001e0285" style:font-size-asian="9.60000038146973pt" style:font-weight-asian="normal" style:font-size-complex="11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1f9da4" officeooo:paragraph-rsid="001f9da4" style:font-size-asian="9.60000038146973pt" style:font-weight-asian="normal" style:font-size-complex="11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1f9da4" officeooo:paragraph-rsid="006c9e7e" style:font-size-asian="9.60000038146973pt" style:font-weight-asian="normal" style:font-size-complex="11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299564" officeooo:paragraph-rsid="00299564" style:font-size-asian="9.60000038146973pt" style:font-weight-asian="normal" style:font-size-complex="11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5610ca" officeooo:paragraph-rsid="005610ca" style:font-size-asian="9.60000038146973pt" style:font-weight-asian="normal" style:font-size-complex="11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5663ae" officeooo:paragraph-rsid="005663ae" style:font-size-asian="9.60000038146973pt" style:font-weight-asian="normal" style:font-size-complex="11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6fc5cd" officeooo:paragraph-rsid="006fc5cd" style:font-size-asian="9.60000038146973pt" style:font-weight-asian="normal" style:font-size-complex="11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71e9e8" officeooo:paragraph-rsid="0071e9e8" style:font-size-asian="9.60000038146973pt" style:font-weight-asian="normal" style:font-size-complex="11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774008" officeooo:paragraph-rsid="00774008" style:font-size-asian="9.60000038146973pt" style:font-weight-asian="normal" style:font-size-complex="11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2b2559" officeooo:paragraph-rsid="002b2559" style:font-size-asian="11pt" style:font-weight-asian="normal" style:font-size-complex="11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2ee657" officeooo:paragraph-rsid="003c95ae" style:font-size-asian="11pt" style:font-weight-asian="normal" style:font-size-complex="11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2ee657" officeooo:paragraph-rsid="003d5155" style:font-size-asian="11pt" style:font-weight-asian="normal" style:font-size-complex="11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2ee657" officeooo:paragraph-rsid="0094399f" style:font-size-asian="11pt" style:font-weight-asian="normal" style:font-size-complex="11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3ed940" officeooo:paragraph-rsid="002b2559" style:font-size-asian="11pt" style:font-weight-asian="normal" style:font-size-complex="11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1f9da4" officeooo:paragraph-rsid="005e41f1" style:font-size-asian="11pt" style:font-weight-asian="normal" style:font-size-complex="11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style:font-name="Liberation Mono" fo:font-size="11pt" fo:font-weight="normal" officeooo:rsid="001f9da4" officeooo:paragraph-rsid="006174ed" style:font-size-asian="11pt" style:font-weight-asian="normal" style:font-size-complex="11pt" style:font-weight-complex="normal"/>
    </style:style>
    <style:style style:name="P62" style:family="paragraph" style:parent-style-name="Preformatted_20_Text">
      <style:paragraph-properties fo:text-align="center" style:justify-single-word="false"/>
      <style:text-properties style:font-name="Liberation Mono" fo:font-size="26pt" fo:font-weight="normal" officeooo:rsid="001a74ae" officeooo:paragraph-rsid="00285d0a" style:font-size-asian="26pt" style:font-weight-asian="normal" style:font-size-complex="26pt" style:font-weight-complex="normal"/>
    </style:style>
    <style:style style:name="P63" style:family="paragraph" style:parent-style-name="Preformatted_20_Text">
      <style:paragraph-properties fo:text-align="center" style:justify-single-word="false"/>
      <style:text-properties style:font-name="Liberation Mono" fo:font-size="26pt" fo:font-weight="normal" officeooo:rsid="003ed940" officeooo:paragraph-rsid="003ed940" style:font-size-asian="26pt" style:font-weight-asian="normal" style:font-size-complex="26pt" style:font-weight-complex="normal"/>
    </style:style>
    <style:style style:name="P64" style:family="paragraph" style:parent-style-name="Preformatted_20_Text">
      <style:paragraph-properties fo:text-align="center" style:justify-single-word="false"/>
      <style:text-properties style:font-name="Liberation Mono" fo:font-size="26pt" fo:font-weight="normal" officeooo:rsid="003ed940" officeooo:paragraph-rsid="00553337" style:font-size-asian="26pt" style:font-weight-asian="normal" style:font-size-complex="26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style:font-name="Liberation Mono" fo:font-size="26pt" fo:font-weight="bold" officeooo:rsid="001f9da4" officeooo:paragraph-rsid="0042777e" style:font-size-asian="26pt" style:font-weight-asian="bold" style:font-size-complex="26pt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style:font-name="Liberation Mono" fo:font-size="26pt" officeooo:rsid="001a74ae" officeooo:paragraph-rsid="001a74ae" style:font-size-asian="26pt" style:font-size-complex="26pt"/>
    </style:style>
    <style:style style:name="P67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1a74ae" officeooo:paragraph-rsid="001aa38c" style:font-size-asian="10pt" style:font-weight-asian="bold" style:font-size-complex="10pt" style:font-weight-complex="bold"/>
    </style:style>
    <style:style style:name="P68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1a74ae" officeooo:paragraph-rsid="00775fb6" style:font-size-asian="10pt" style:font-weight-asian="bold" style:font-size-complex="10pt" style:font-weight-complex="bold"/>
    </style:style>
    <style:style style:name="P69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1a74ae" officeooo:paragraph-rsid="00814c56" style:font-size-asian="10pt" style:font-weight-asian="bold" style:font-size-complex="10pt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style:font-name="Liberation Mono" fo:font-size="20pt" fo:font-weight="normal" officeooo:rsid="004613d0" officeooo:paragraph-rsid="004613d0" style:font-size-asian="20pt" style:font-weight-asian="normal" style:font-size-complex="20pt" style:font-weight-complex="normal"/>
    </style:style>
    <style:style style:name="P71" style:family="paragraph" style:parent-style-name="Preformatted_20_Text">
      <style:paragraph-properties fo:text-align="center" style:justify-single-word="false"/>
      <style:text-properties style:font-name="Liberation Mono" fo:font-size="20pt" fo:font-weight="normal" officeooo:rsid="004613d0" officeooo:paragraph-rsid="004a07aa" style:font-size-asian="20pt" style:font-weight-asian="normal" style:font-size-complex="20pt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fo:font-size="10pt" officeooo:rsid="001a74ae" officeooo:paragraph-rsid="001a74ae" style:font-size-asian="8.75pt" style:font-size-complex="10pt"/>
    </style:style>
    <style:style style:name="P73" style:family="paragraph" style:parent-style-name="Standard">
      <style:paragraph-properties fo:text-align="start" style:justify-single-word="false"/>
      <style:text-properties style:font-name="URW Gothic" fo:font-size="14pt" fo:font-weight="normal" officeooo:rsid="001a74ae" officeooo:paragraph-rsid="007d5a46" style:font-size-asian="14pt" style:font-weight-asian="normal" style:font-size-complex="14pt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style:font-name="URW Gothic" fo:font-size="14pt" officeooo:rsid="001a74ae" officeooo:paragraph-rsid="006770b6" style:font-size-asian="14pt" style:font-size-complex="14pt"/>
    </style:style>
    <style:style style:name="P75" style:family="paragraph" style:parent-style-name="Preformatted_20_Text">
      <style:paragraph-properties fo:text-align="start" style:justify-single-word="false"/>
      <style:text-properties style:font-name="URW Gothic" fo:font-size="14pt" officeooo:rsid="001a74ae" officeooo:paragraph-rsid="006582cd" style:font-size-asian="14pt" style:font-size-complex="14pt"/>
    </style:style>
    <style:style style:name="P76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1a74ae" officeooo:paragraph-rsid="00645717" style:font-size-asian="10pt" style:font-weight-asian="bold" style:font-size-complex="10pt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Mono" fo:font-size="26pt" fo:font-weight="normal" officeooo:rsid="00508fb1" officeooo:paragraph-rsid="00553337" style:font-size-asian="26pt" style:font-weight-asian="normal" style:font-size-complex="26pt" style:font-weight-complex="normal"/>
    </style:style>
    <style:style style:name="P78" style:family="paragraph" style:parent-style-name="Preformatted_20_Text">
      <style:paragraph-properties fo:text-align="center" style:justify-single-word="false"/>
      <style:text-properties style:font-name="Liberation Mono" fo:font-size="20pt" fo:font-weight="normal" officeooo:rsid="001f9da4" officeooo:paragraph-rsid="001f9da4" style:font-size-asian="20pt" style:font-weight-asian="normal" style:font-size-complex="20pt" style:font-weight-complex="normal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officeooo:rsid="00176c6b"/>
    </style:style>
    <style:style style:name="T3" style:family="text">
      <style:text-properties officeooo:rsid="001869f5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aa38c" style:font-size-asian="10pt" style:font-weight-asian="bold" style:font-size-complex="10pt" style:font-weight-complex="bold"/>
    </style:style>
    <style:style style:name="T6" style:family="text">
      <style:text-properties officeooo:rsid="001a74a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6c6b" style:font-weight-asian="bold" style:font-weight-complex="bold"/>
    </style:style>
    <style:style style:name="T11" style:family="text">
      <style:text-properties style:font-name="URW Gothic"/>
    </style:style>
    <style:style style:name="T12" style:family="text">
      <style:text-properties style:font-name="URW Gothic" style:text-underline-style="solid" style:text-underline-width="auto" style:text-underline-color="font-color"/>
    </style:style>
    <style:style style:name="T13" style:family="text">
      <style:text-properties style:font-name="URW Gothic" fo:font-size="14pt" style:font-size-asian="14pt" style:font-size-complex="14pt"/>
    </style:style>
    <style:style style:name="T14" style:family="text">
      <style:text-properties style:font-name="URW Gothic" fo:font-size="14pt" officeooo:rsid="001aa38c" style:font-size-asian="14pt" style:font-size-complex="14pt"/>
    </style:style>
    <style:style style:name="T15" style:family="text">
      <style:text-properties style:font-name="URW Gothic" fo:font-weight="bold" style:font-weight-asian="bold" style:font-weight-complex="bold"/>
    </style:style>
    <style:style style:name="T16" style:family="text">
      <style:text-properties style:font-name="URW Gothic" officeooo:rsid="001f9da4"/>
    </style:style>
    <style:style style:name="T17" style:family="text">
      <style:text-properties style:font-name="URW Gothic" fo:font-size="11pt" style:font-size-asian="11pt" style:font-size-complex="11pt"/>
    </style:style>
    <style:style style:name="T18" style:family="text">
      <style:text-properties style:font-name="URW Gothic" officeooo:rsid="0030c5fa"/>
    </style:style>
    <style:style style:name="T19" style:family="text">
      <style:text-properties officeooo:rsid="001aa38c"/>
    </style:style>
    <style:style style:name="T2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Liberation Mono" fo:font-size="10pt" fo:font-weight="bold" officeooo:rsid="001aa38c" style:font-size-asian="10pt" style:font-weight-asian="bold" style:font-size-complex="10pt" style:font-weight-complex="bold"/>
    </style:style>
    <style:style style:name="T22" style:family="text">
      <style:text-properties style:font-name="Liberation Mono" style:font-size-asian="11pt"/>
    </style:style>
    <style:style style:name="T23" style:family="text">
      <style:text-properties style:font-name="Liberation Mono" fo:font-weight="bold" style:font-size-asian="11pt" style:font-weight-asian="bold" style:font-weight-complex="bold"/>
    </style:style>
    <style:style style:name="T24" style:family="text">
      <style:text-properties style:font-name="Liberation Mono" fo:font-weight="bold" style:font-weight-asian="bold" style:font-weight-complex="bold"/>
    </style:style>
    <style:style style:name="T25" style:family="text">
      <style:text-properties style:font-name="Liberatio mono"/>
    </style:style>
    <style:style style:name="T26" style:family="text">
      <style:text-properties officeooo:rsid="001f9da4"/>
    </style:style>
    <style:style style:name="T27" style:family="text">
      <style:text-properties officeooo:rsid="0021acb3"/>
    </style:style>
    <style:style style:name="T28" style:family="text">
      <style:text-properties officeooo:rsid="002287b3"/>
    </style:style>
    <style:style style:name="T29" style:family="text">
      <style:text-properties officeooo:rsid="0024d98f"/>
    </style:style>
    <style:style style:name="T30" style:family="text">
      <style:text-properties officeooo:rsid="00285d0a"/>
    </style:style>
    <style:style style:name="T31" style:family="text">
      <style:text-properties officeooo:rsid="0030c5fa"/>
    </style:style>
    <style:style style:name="T32" style:family="text">
      <style:text-properties officeooo:rsid="0040c737"/>
    </style:style>
    <style:style style:name="T33" style:family="text">
      <style:text-properties officeooo:rsid="00411495"/>
    </style:style>
    <style:style style:name="T34" style:family="text">
      <style:text-properties officeooo:rsid="004664fe"/>
    </style:style>
    <style:style style:name="T35" style:family="text">
      <style:text-properties officeooo:rsid="004a9c94"/>
    </style:style>
    <style:style style:name="T36" style:family="text">
      <style:text-properties officeooo:rsid="00600167"/>
    </style:style>
    <style:style style:name="T37" style:family="text">
      <style:text-properties officeooo:rsid="0060c20a"/>
    </style:style>
    <style:style style:name="T38" style:family="text">
      <style:text-properties officeooo:rsid="0061e070"/>
    </style:style>
    <style:style style:name="T39" style:family="text">
      <style:text-properties officeooo:rsid="0062844c"/>
    </style:style>
    <style:style style:name="T40" style:family="text">
      <style:text-properties officeooo:rsid="0098e6d5"/>
    </style:style>
    <style:style style:name="T41" style:family="text">
      <style:text-properties officeooo:rsid="0098f22a"/>
    </style:style>
    <style:style style:name="T42" style:family="text">
      <style:text-properties officeooo:rsid="009e5c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/>
      <text:p text:style-name="P4"/>
      <text:p text:style-name="P3"><text:span text:style-name="T1">Práctica 1:</text:span> Sistemas concurrentes y distribuidos.</text:p>
      <text:p text:style-name="Preformatted_20_Text"/>
      <text:p text:style-name="Preformatted_20_Text"/>
      <text:p text:style-name="Preformatted_20_Text"/>
      <text:p text:style-name="P5"/>
      <text:p text:style-name="P11">Pablo Manresa Nebot.</text:p>
      <text:p text:style-name="P11">11/10/2018</text:p>
      <text:p text:style-name="P12">Grupo: A2</text:p>
      <text:p text:style-name="P8"/>
      <text:p text:style-name="P8"/>
      <text:p text:style-name="P8"/>
      <text:p text:style-name="P8"/>
      <text:p text:style-name="P8"/>
      <text:p text:style-name="P8"/>
      <text:p text:style-name="P6">Índice:</text:p>
      <text:p text:style-name="P6"/>
      <text:p text:style-name="P6"><text:span text:style-name="T28">0.</text:span> Problema Productor-<text:span text:style-name="T2">Con</text:span>sumidor ……………………………………………………………………………… <text:span text:style-name="T40">2</text:span></text:p>
      <text:p text:style-name="P7"><text:span text:style-name="T27">1. </text:span>Productor-Consumidor. FIFO <text:s text:c="4"/>…………………………………………………………………………… <text:span text:style-name="T40">3</text:span></text:p>
      <text:p text:style-name="P7"><text:span text:style-name="T27">2. </text:span>Productor-Consumidor. <text:span text:style-name="T3">L</text:span>IFO <text:s text:c="4"/>…………………………………………………………………………… <text:span text:style-name="T41">5</text:span></text:p>
      <text:p text:style-name="P10">3. Semáforos <text:s text:c="20"/><text:span text:style-name="T2">……………………………………………………………………………… 6</text:span></text:p>
      <text:p text:style-name="P9"><text:span text:style-name="T27">3. </text:span>Problema de los fumadores <text:s text:c="4"/><text:span text:style-name="T2">……………………………………………………………………………… 7</text:span></text:p>
      <text:p text:style-name="P9"/>
      <text:p text:style-name="P9"/>
      <text:p text:style-name="P9"/>
      <text:p text:style-name="P9"/>
      <text:p text:style-name="P9"/>
      <text:p text:style-name="P1"><text:soft-page-break/><text:span text:style-name="T9">Problema Productor-</text:span><text:span text:style-name="T10">Con</text:span><text:span text:style-name="T9">sumidor.</text:span></text:p>
      <text:p text:style-name="P15"/>
      <text:p text:style-name="P15">Consta de una función llamada <text:span text:style-name="T24">productor</text:span> que produce un resultado como consecuencia de alguna operación y dicho <text:span text:style-name="T24">consumidor</text:span>, accede a dicho resultado y lo almacena(entre otras tantas cosas que puede realizar).</text:p>
      <text:p text:style-name="P72"/>
      <text:p text:style-name="P14"><text:span text:style-name="T6">S</text:span>e resolverá este problema de manera concurrente.</text:p>
      <text:p text:style-name="P14"/>
      <text:p text:style-name="P14">Se usarán lo siguiente:</text:p>
      <text:p text:style-name="P14"/>
      <text:p text:style-name="P14"><text:tab/><text:span text:style-name="T13">thread hebra_productora ( funcion_hebra_productora ),</text:span></text:p>
      <text:p text:style-name="P26"><text:s text:c="5"/><text:tab/><text:tab/> <text:s/>hebra_consumidora( funcion_hebra_consumidora );</text:p>
      <text:p text:style-name="P26"/>
      <text:p text:style-name="P26"><text:s text:c="5"/>hebra_productora.join() ;</text:p>
      <text:p text:style-name="P26"><text:s text:c="3"/><text:tab/>hebra_consumidora.join() ;</text:p>
      <text:p text:style-name="P14"/>
      <text:p text:style-name="P14"/>
      <text:p text:style-name="P72"/>
      <text:p text:style-name="P13">Para este caso, en concreto, la función <text:span text:style-name="T9">productor</text:span> produce un número aleatorio mediante el siguiente trozo de código, usando las características de <text:span text:style-name="T12">C++11</text:span>.</text:p>
      <text:p text:style-name="P13"/>
      <text:p text:style-name="P13"/>
      <text:p text:style-name="P22">template&lt; int min, int max &gt; int aleatorio()</text:p>
      <text:p text:style-name="P22">{</text:p>
      <text:p text:style-name="P22"><text:s text:c="2"/>static default_random_engine generador( (random_device())() );</text:p>
      <text:p text:style-name="P22"><text:s text:c="2"/>static uniform_int_distribution&lt;int&gt; distribucion_uniforme( min, max ) ;</text:p>
      <text:p text:style-name="P22"><text:s text:c="2"/>return distribucion_uniforme( generador );</text:p>
      <text:p text:style-name="P22">}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6"><text:soft-page-break/><text:span text:style-name="T29">1. </text:span>Productor-Consumidor. FIFO.</text:p>
      <text:p text:style-name="P66"/>
      <text:p text:style-name="P71"><text:span text:style-name="T35">1</text:span>.1 Variables.</text:p>
      <text:p text:style-name="P23"/>
      <text:p text:style-name="P38">A continuación, se explicará de manera breve cada variable global:</text:p>
      <text:p text:style-name="P38"/>
      <text:p text:style-name="P38"><text:span text:style-name="T13">const int num_items = 60 ,</text:span> <text:s text:c="2"/><text:span text:style-name="T4">// número de items</text:span></text:p>
      <text:p text:style-name="P38"><text:tab/> <text:s text:c="6"/><text:span text:style-name="T13">tam_vec <text:s text:c="2"/>= 10 ;</text:span> <text:s text:c="2"/><text:span text:style-name="T4">// tamaño del buffer</text:span></text:p>
      <text:p text:style-name="P38"/>
      <text:p text:style-name="P42"><text:span text:style-name="T4">// contadores de verificación:</text:span> producidos</text:p>
      <text:p text:style-name="P74">unsigned <text:s/>cont_prod[num_items] = {0},</text:p>
      <text:p text:style-name="P74"/>
      <text:p text:style-name="P43"><text:s/><text:span text:style-name="T4">// contadores de verificación: consumidos</text:span></text:p>
      <text:p text:style-name="P38"><text:s text:c="10"/><text:span text:style-name="T13">cont_cons[num_items] = {0};</text:span></text:p>
      <text:p text:style-name="P38"/>
      <text:p text:style-name="P38"><text:span text:style-name="T13">int buffer_intermedio[tam_vec];</text:span> <text:span text:style-name="T4">//</text:span><text:span text:style-name="T5">buffer de datos</text:span></text:p>
      <text:p text:style-name="P38"/>
      <text:p text:style-name="P38"/>
      <text:p text:style-name="P68">// <text:span text:style-name="T19">variables para asegurar el Fifo siendo primera_libre la primera celda libre de </text:span>buffer_intermedio <text:span text:style-name="T19">y </text:span>primera_ocupada <text:span text:style-name="T19">la primera ocupada del mismo buffer.</text:span></text:p>
      <text:p text:style-name="P38"><text:span text:style-name="T14">i</text:span><text:span text:style-name="T13">nt primera_libre = 0,</text:span></text:p>
      <text:p text:style-name="P23"><text:s text:c="4"/>primera_ocupada = 0;</text:p>
      <text:p text:style-name="P38"/>
      <text:p text:style-name="P25"><text:span text:style-name="T20">// </text:span><text:span text:style-name="T21">Semáforos para controlar la sincronización de hebras estando inicializadas libres al tamaño del vector(10) y ocupadas a 0.</text:span><text:span text:style-name="T4"> </text:span></text:p>
      <text:p text:style-name="P24">Semaphore libres{tam_vec}, ocupadas{0}; <text:s/></text:p>
      <text:p text:style-name="P30"/>
      <text:p text:style-name="P30"/>
      <text:p text:style-name="P30"/>
      <text:p text:style-name="P30"/>
      <text:p text:style-name="P30"/>
      <text:p text:style-name="P2"><text:span text:style-name="T22">-Se ha utilizado la estrategia </text:span><text:span text:style-name="T23">FIFO</text:span><text:span text:style-name="T22"> de modo que para garantizarla, se han usado las variables</text:span> <text:span text:style-name="T11">primera_libre</text:span> <text:span text:style-name="T22">y</text:span> <text:span text:style-name="T11">primera_ocupada</text:span>.</text:p>
      <text:p text:style-name="P67"/>
      <text:p text:style-name="P67"/>
      <text:p text:style-name="P67"/>
      <text:p text:style-name="P67"/>
      <text:p text:style-name="P2"><text:span text:style-name="T11">primera_libre </text:span><text:span text:style-name="T25">se incrementa tras cada escritura en el buffer y</text:span><text:span text:style-name="T11"> primera_ocupada </text:span><text:span text:style-name="T25">tras cada lectura de buffer. Para garantizar que</text:span><text:span text:style-name="T11"> primera_librey primera_ocupada </text:span><text:span text:style-name="T25">sean menores que</text:span><text:span text:style-name="T11"> tam_vec </text:span><text:span text:style-name="T25">y de este modo no se produzca un</text:span><text:span text:style-name="T11"> </text:span><text:span text:style-name="T15">segmentation fault</text:span><text:span text:style-name="T11"> </text:span><text:span text:style-name="T25">se usa la operación</text:span><text:span text:style-name="T11"> módulo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45"><text:soft-page-break/>Ejemplo: </text:p>
      <text:p text:style-name="P18"><text:tab/>primera_libre%=tam_vec;</text:p>
      <text:p text:style-name="P18"/>
      <text:p text:style-name="P45">que es equivalente a:</text:p>
      <text:p text:style-name="P18"/>
      <text:p text:style-name="P2"><text:span text:style-name="T11"><text:tab/></text:span><text:span text:style-name="T13">if(primera_libre == tam_vec-1)</text:span></text:p>
      <text:p text:style-name="P28"><text:tab/><text:tab/>primera_libre = 0;</text:p>
      <text:p text:style-name="P28"><text:tab/>else</text:p>
      <text:p text:style-name="P28"><text:tab/><text:tab/>primera_libre++;</text:p>
      <text:p text:style-name="P28"/>
      <text:p text:style-name="P46">Para acceder al vector e incrementar las variables, se deben usar semáforos para garantizar la exclusión mútua. De este modo, se evitará que se modifique de manera <text:span text:style-name="T16">primera_libre</text:span><text:span text:style-name="T26"> por la hebra consumidora haciendo que se consuman valores repetidos.</text:span></text:p>
      <text:p text:style-name="P46"/>
      <text:p text:style-name="P46"/>
      <text:p text:style-name="P78"><text:span text:style-name="T42">1.2 </text:span>Código:</text:p>
      <text:p text:style-name="P47"/>
      <text:p text:style-name="P47"/>
      <text:p text:style-name="P16">void <text:s/>funcion_hebra_productora( <text:s/>)</text:p>
      <text:p text:style-name="P16">{</text:p>
      <text:p text:style-name="P16"><text:s text:c="3"/>for( unsigned i = 0 ; i &lt; num_items ; i++ )</text:p>
      <text:p text:style-name="P16"><text:s text:c="3"/>{</text:p>
      <text:p text:style-name="P16"><text:s text:c="6"/>int dato = producir_dato() ;</text:p>
      <text:p text:style-name="P16"><text:s text:c="6"/>sem_wait(libres);</text:p>
      <text:p text:style-name="P16"><text:s text:c="6"/>buffer_intermedio[primera_libre] = dato;</text:p>
      <text:p text:style-name="P16"><text:s text:c="6"/>primera_libre++;</text:p>
      <text:p text:style-name="P16"><text:s text:c="6"/>sem_signal(ocupadas);</text:p>
      <text:p text:style-name="P16"><text:s text:c="6"/>primera_libre%=tam_vec;</text:p>
      <text:p text:style-name="P16"><text:s text:c="3"/>}</text:p>
      <text:p text:style-name="P16">}</text:p>
      <text:p text:style-name="P16"/>
      <text:p text:style-name="P16"/>
      <text:p text:style-name="P16"/>
      <text:p text:style-name="P16">void funcion_hebra_consumidora( <text:s/>)</text:p>
      <text:p text:style-name="P16">{</text:p>
      <text:p text:style-name="P16"><text:s text:c="3"/>for( unsigned i = 0 ; i &lt; num_items ; i++ )</text:p>
      <text:p text:style-name="P16"><text:s text:c="3"/>{</text:p>
      <text:p text:style-name="P16"><text:s text:c="6"/>int dato ;</text:p>
      <text:p text:style-name="P16"><text:s text:c="6"/>sem_wait(ocupadas);</text:p>
      <text:p text:style-name="P16"><text:s text:c="6"/>dato = buffer_intermedio[primera_ocupada];</text:p>
      <text:p text:style-name="P16"><text:s text:c="6"/>primera_ocupada++;</text:p>
      <text:p text:style-name="P16"><text:s text:c="6"/>consumir_dato( dato ) ;</text:p>
      <text:p text:style-name="P16"><text:s text:c="6"/>sem_signal(libres);</text:p>
      <text:p text:style-name="P16"><text:s text:c="6"/>primera_ocupada%=tam_vec;</text:p>
      <text:p text:style-name="P16"><text:s text:c="4"/>}</text:p>
      <text:p text:style-name="P16">}</text:p>
      <text:p text:style-name="P16"/>
      <text:p text:style-name="P16"/>
      <text:p text:style-name="P62"><text:soft-page-break/><text:span text:style-name="T33">2. </text:span>Productor-Consumidor. <text:span text:style-name="T30">L</text:span>IFO.</text:p>
      <text:p text:style-name="P70"/>
      <text:p text:style-name="P70">2.1 Variables.</text:p>
      <text:p text:style-name="P70"/>
      <text:p text:style-name="P49">Para resolver dicho problema se han usado las siguientes variables globales:</text:p>
      <text:p text:style-name="P49"/>
      <text:p text:style-name="P39"><text:span text:style-name="T13">const int num_items = 60 ,</text:span> <text:s text:c="2"/><text:span text:style-name="T4">// número de items</text:span></text:p>
      <text:p text:style-name="P39"><text:tab/> <text:s text:c="6"/><text:span text:style-name="T13">tam_vec <text:s text:c="2"/>= 10 ;</text:span> <text:s text:c="2"/><text:span text:style-name="T4">// tamaño del buffer</text:span></text:p>
      <text:p text:style-name="P39"/>
      <text:p text:style-name="P40"><text:span text:style-name="T4">// contadores de verificación:</text:span> producidos</text:p>
      <text:p text:style-name="P75">unsigned <text:s/>cont_prod[num_items] = {0},</text:p>
      <text:p text:style-name="P41"><text:s/></text:p>
      <text:p text:style-name="P76">// contadores de verificación: consumidos</text:p>
      <text:p text:style-name="P39"><text:s text:c="10"/><text:span text:style-name="T13">cont_cons[num_items] = {0};</text:span></text:p>
      <text:p text:style-name="P39"/>
      <text:p text:style-name="P39"><text:span text:style-name="T13">int buffer_intermedio[tam_vec];</text:span> <text:span text:style-name="T4">//</text:span><text:span text:style-name="T5">buffer de datos</text:span></text:p>
      <text:p text:style-name="P39"/>
      <text:p text:style-name="P39"/>
      <text:p text:style-name="P69">// <text:span text:style-name="T19">variable para asegurar el LIFO siendo primera_libre la primera celda libre de </text:span>buffer_intermedio.</text:p>
      <text:p text:style-name="P39"><text:span text:style-name="T14">i</text:span><text:span text:style-name="T13">nt primera_libre = 0;</text:span></text:p>
      <text:p text:style-name="P44"/>
      <text:p text:style-name="P44"/>
      <text:p text:style-name="P73"><text:span text:style-name="T20">// </text:span><text:span text:style-name="T21">Semáforos para controlar la sincronización de hebras estando inicializadas libres al tamaño del vector(10) y ocupadas a 0.</text:span><text:span text:style-name="T4"> </text:span></text:p>
      <text:p text:style-name="P32"/>
      <text:p text:style-name="P27">Semaphore libres{tam_vec}, ocupadas{0}; <text:s/></text:p>
      <text:p text:style-name="P31"/>
      <text:p text:style-name="P31"/>
      <text:p text:style-name="P37"><text:span text:style-name="T7">-Todas son iguales al método</text:span><text:span text:style-name="T4"> </text:span><text:span text:style-name="T8">FIFO</text:span><text:span text:style-name="T4"> </text:span><text:span text:style-name="T7">excepto</text:span><text:span text:style-name="T4"> </text:span><text:span text:style-name="T17">primera_ocupada</text:span><text:span text:style-name="T7">, que no se utiliza.</text:span></text:p>
      <text:p text:style-name="P55"/>
      <text:p text:style-name="P55"/>
      <text:p text:style-name="P55"/>
      <text:p text:style-name="P55">En cuanto a los semáforos, libres se inicializa a tam_vec y ocupadas a 0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3"><text:soft-page-break/><text:span text:style-name="T34">2.2 </text:span>Código:</text:p>
      <text:p text:style-name="P65"/>
      <text:p text:style-name="P17">void <text:s/>funcion_hebra_productora( <text:s/>)</text:p>
      <text:p text:style-name="P17">{</text:p>
      <text:p text:style-name="P17"><text:s text:c="3"/>for( unsigned i = 0 ; i &lt; num_items ; i++ )</text:p>
      <text:p text:style-name="P17"><text:s text:c="3"/>{</text:p>
      <text:p text:style-name="P17"><text:s text:c="6"/>int dato = producir_dato() ;</text:p>
      <text:p text:style-name="P17"><text:s text:c="6"/>sem_wait(libres);</text:p>
      <text:p text:style-name="P17"><text:tab/><text:tab/><text:tab/>buffer_intermedio[primera_libre] = dato;</text:p>
      <text:p text:style-name="P17"><text:tab/><text:tab/><text:tab/>primera_libre++;</text:p>
      <text:p text:style-name="P17"><text:tab/><text:tab/><text:tab/>sem_signal(ocupadas);</text:p>
      <text:p text:style-name="P17"><text:s text:c="3"/>}</text:p>
      <text:p text:style-name="P17">}</text:p>
      <text:p text:style-name="P17"/>
      <text:p text:style-name="P17"/>
      <text:p text:style-name="P17">void funcion_hebra_consumidora( <text:s/>)</text:p>
      <text:p text:style-name="P17">{</text:p>
      <text:p text:style-name="P17"><text:s text:c="3"/>for( unsigned i = 0 ; i &lt; num_items ; i++ )</text:p>
      <text:p text:style-name="P17"><text:s text:c="3"/>{</text:p>
      <text:p text:style-name="P17"><text:s text:c="6"/>sem_wait(ocupadas);</text:p>
      <text:p text:style-name="P17"><text:tab/><text:tab/><text:tab/>int dato ;</text:p>
      <text:p text:style-name="P17"><text:tab/><text:tab/><text:tab/>primera_libre--;</text:p>
      <text:p text:style-name="P17"><text:tab/><text:tab/><text:tab/>dato = buffer_intermedio[primera_libre];</text:p>
      <text:p text:style-name="P17"/>
      <text:p text:style-name="P17"/>
      <text:p text:style-name="P17"><text:s text:c="6"/>consumir_dato( dato ) ;</text:p>
      <text:p text:style-name="P17"><text:tab/><text:tab/><text:tab/>sem_signal(libres);</text:p>
      <text:p text:style-name="P17"><text:s text:c="4"/>}</text:p>
      <text:p text:style-name="P17">}</text:p>
      <text:p text:style-name="P65"/>
      <text:p text:style-name="P59"/>
      <text:p text:style-name="P59"/>
      <text:p text:style-name="P63"><text:span text:style-name="T32">3. </text:span>SEMÁFOROS.</text:p>
      <text:p text:style-name="P55"/>
      <text:p text:style-name="P55"/>
      <text:p text:style-name="P56">La función <text:span text:style-name="T11">funcion_hebra_productora</text:span> <text:span text:style-name="T31">invoca a </text:span><text:span text:style-name="T18">sem_wait(libres)</text:span><text:span text:style-name="T31"> y </text:span><text:span text:style-name="T18">sem_signal(ocupadas)</text:span><text:span text:style-name="T31"> aumentando </text:span><text:span text:style-name="T18">ocupadas</text:span><text:span text:style-name="T31"> en 1.</text:span></text:p>
      <text:p text:style-name="P57"><text:span text:style-name="T31">A continuación, </text:span><text:span text:style-name="T18">funcion_hebra_consumidora</text:span><text:span text:style-name="T31"> invoca a </text:span><text:span text:style-name="T18">sem_wait(ocupadas)</text:span><text:span text:style-name="T31"> y </text:span><text:span text:style-name="T18">sem_signal(libres)</text:span><text:span text:style-name="T31"> para que, de este modo, se garantice la lectura después de la escritura, dejando </text:span><text:span text:style-name="T18">ocupadas</text:span><text:span text:style-name="T31"> a 0. </text:span></text:p>
      <text:p text:style-name="P58"><text:span text:style-name="T31">Además, </text:span><text:span text:style-name="T18">ocupadas</text:span><text:span text:style-name="T31"> no incrementará a 1 hasta que no se vuelva a llamar a </text:span><text:span text:style-name="T11">funcion_hebra_productora</text:span>.</text:p>
      <text:p text:style-name="P57"/>
      <text:p text:style-name="P57"/>
      <text:p text:style-name="P64"/>
      <text:p text:style-name="P77"><text:soft-page-break/>4. <text:s/>Problema de los fumadores.</text:p>
      <text:p text:style-name="P64"/>
      <text:p text:style-name="P50">El siguiente problema consiste en lo siguiente:</text:p>
      <text:p text:style-name="P50"/>
      <text:p text:style-name="P50">-Hay 3 fumadores y 1 estanquero, el estanquero produce un ingrediente y uno de los fumadores ha de recogerlo para poder fumar.</text:p>
      <text:p text:style-name="P50"/>
      <text:p text:style-name="P50">-El periodo por el cual “fuman” consiste en una espera de tiempo aleatorio, pudiendo varios fumadores fumar a la vez.</text:p>
      <text:p text:style-name="P50"/>
      <text:p text:style-name="P50">Para ello, cada fumador es representado mediante una hebra y el estanquero mediante otra. El siguiente código muestra dicha representación:</text:p>
      <text:p text:style-name="P50"/>
      <text:p text:style-name="P19">std::thread fumadores[3];</text:p>
      <text:p text:style-name="P19"><text:s text:c="3"/>std::thread estanquero(funcion_hebra_estanquero);</text:p>
      <text:p text:style-name="P19"/>
      <text:p text:style-name="P19">for(int i = 0; i &lt; 3; i++) fumadores[i] = thread(funcion_hebra_fumador, i);</text:p>
      <text:p text:style-name="P50"/>
      <text:p text:style-name="P51">Para sincronizarlas, se ha usado el siguiente trozo de código:</text:p>
      <text:p text:style-name="P51"/>
      <text:p text:style-name="P20">for(int i = 0; i &lt; 3; i++) fumadores[i].join();</text:p>
      <text:p text:style-name="P20"><text:s text:c="3"/>estanquero.join();</text:p>
      <text:p text:style-name="P20"/>
      <text:p text:style-name="P20"/>
      <text:p text:style-name="P20"/>
      <text:p text:style-name="P34"><text:span text:style-name="T36">4.1 Variables</text:span>:</text:p>
      <text:p text:style-name="P34"/>
      <text:p text:style-name="P61">// <text:span text:style-name="T37">para indicar si el mostrador se encuentra vacío o no</text:span></text:p>
      <text:p text:style-name="P29">Semaphore mostr_vacio = 1;</text:p>
      <text:p text:style-name="P29"/>
      <text:p text:style-name="P60">// <text:span text:style-name="T38">para indicar los ingredientes disponibles siendo:</text:span></text:p>
      <text:p text:style-name="P60">// <text:span text:style-name="T38">el 0 cerillas, el 1 tabaco y el 2 papel.</text:span></text:p>
      <text:p text:style-name="P29">Semaphore ingr_disp[3] = {0,0,0};</text:p>
      <text:p text:style-name="P29"/>
      <text:p text:style-name="P60">// <text:span text:style-name="T39">vector cuyo uso es para mostrar el ingrediente producido</text:span></text:p>
      <text:p text:style-name="P29">std::vector&lt;std::string&gt; ingredientes{"cerillas", "tabaco", "papel"}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<text:soft-page-break/><text:span text:style-name="T36">4.2 Código</text:span>:</text:p>
      <text:p text:style-name="P35"/>
      <text:p text:style-name="P21">void funcion_hebra_estanquero( <text:s/>){</text:p>
      <text:p text:style-name="P21"><text:s text:c="2"/>int dato;</text:p>
      <text:p text:style-name="P21"><text:s text:c="2"/>while(true){</text:p>
      <text:p text:style-name="P21"><text:s text:c="4"/>dato = aleatorio&lt;0,2&gt;();</text:p>
      <text:p text:style-name="P21"><text:s text:c="4"/>sem_wait(mostr_vacio);</text:p>
      <text:p text:style-name="P21"><text:s text:c="4"/>std::cout &lt;&lt; "Ingrediente " &lt;&lt; ingredientes[dato] &lt;&lt; std::endl;</text:p>
      <text:p text:style-name="P21"><text:s text:c="4"/>sem_signal(ingr_disp[dato]);</text:p>
      <text:p text:style-name="P21"><text:s text:c="2"/>}</text:p>
      <text:p text:style-name="P21">}</text:p>
      <text:p text:style-name="P21"/>
      <text:p text:style-name="P21">void funcion_hebra_fumador( int num_fumador )</text:p>
      <text:p text:style-name="P21">{</text:p>
      <text:p text:style-name="P21">// <text:s/>std::cout &lt;&lt; "Fumador " &lt;&lt; num_fumador &lt;&lt; " ingrediente " &lt;&lt; ingredientes[num_fumador] &lt;&lt; std::endl;</text:p>
      <text:p text:style-name="P21"><text:s text:c="3"/>while( true ){</text:p>
      <text:p text:style-name="P21"><text:s text:c="5"/>sem_wait(ingr_disp[num_fumador]);</text:p>
      <text:p text:style-name="P21"><text:s text:c="5"/>std::cout &lt;&lt; "retirado por el fumador " &lt;&lt; num_fumador&lt;&lt; " ingrediente " &lt;&lt; ingredientes[num_fumador] &lt;&lt; std::endl;</text:p>
      <text:p text:style-name="P21"><text:s text:c="5"/>sem_signal(mostr_vacio);</text:p>
      <text:p text:style-name="P21"><text:s text:c="5"/>fumar(num_fumador);</text:p>
      <text:p text:style-name="P21"><text:s text:c="3"/>}</text:p>
      <text:p text:style-name="P21">}</text:p>
      <text:p text:style-name="P21"/>
      <text:p text:style-name="P36"><text:span text:style-name="T36">4.3 Semáforos</text:span>:</text:p>
      <text:p text:style-name="P36"/>
      <text:p text:style-name="P48"/>
      <text:p text:style-name="P52">La función <text:span text:style-name="T11">funcion_hebra_estanquero</text:span> tiene los siguientes semáforos:</text:p>
      <text:p text:style-name="P52"/>
      <text:p text:style-name="P52">-sem_wait(mostr_vacio).</text:p>
      <text:p text:style-name="P52">-sem_signal(ingr_disp[dato]);</text:p>
      <text:p text:style-name="P52"/>
      <text:p text:style-name="P52">Para poder producir un ingrediente, dejando a 0 una vez producido y poniendo a 1 el ingrediente producido.</text:p>
      <text:p text:style-name="P52"/>
      <text:p text:style-name="P52"/>
      <text:p text:style-name="P53">Sin embargo, la función <text:span text:style-name="T11">funcion_hebra_fumador</text:span>, tiene los siguientes semáforos:</text:p>
      <text:p text:style-name="P52"/>
      <text:p text:style-name="P52">-sem_wait(ingr_disp[num_fumador]);</text:p>
      <text:p text:style-name="P52">-sem_signal(mostr_vacio);</text:p>
      <text:p text:style-name="P52"/>
      <text:p text:style-name="P54">Dejando a 0 el ingrediente producido para poder ser consumido y poniendo a 1 el mostrador para poder producir un ingred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 mono" svg:font-family="'Liberatio mono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01:10:38.924546683</dc:date>
    <meta:editing-duration>PT1H46M36S</meta:editing-duration>
    <meta:editing-cycles>138</meta:editing-cycles>
    <meta:generator>LibreOffice/6.0.6.2$Linux_X86_64 LibreOffice_project/00m0$Build-2</meta:generator>
    <meta:document-statistic meta:table-count="0" meta:image-count="0" meta:object-count="0" meta:page-count="8" meta:paragraph-count="169" meta:word-count="960" meta:character-count="7343" meta:non-whitespace-character-count="6200"/>
  </office:meta>
</office:document-meta>
</file>